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1E00000017A8E80F7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06cm" svg:stroke-color="#000000" draw:marker-start-width="0.36cm" draw:marker-end-width="0.36cm" draw:fill="none" draw:textarea-vertical-align="middle" fo:padding-top="0.179cm" fo:padding-bottom="0.179cm" fo:padding-left="0.304cm" fo:padding-right="0.304cm"/>
    </style:style>
    <style:style style:name="gr4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7cm" fo:min-width="0cm"/>
    </style:style>
    <style:style style:name="gr7" style:family="graphic" style:parent-style-name="standard">
      <style:graphic-properties svg:stroke-width="0.106cm" svg:stroke-color="#000000" draw:marker-start-width="0.358cm" draw:marker-end-width="0.358cm" draw:textarea-vertical-align="middle" fo:padding-top="0.177cm" fo:padding-bottom="0.177cm" fo:padding-left="0.302cm" fo:padding-right="0.302cm"/>
    </style:style>
    <style:style style:name="gr8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8cm" fo:min-width="0cm"/>
    </style:style>
    <style:style style:name="gr10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4" style:family="paragraph">
      <style:text-properties fo:font-size="32pt" style:font-size-asian="32pt" style:font-size-complex="32pt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3" style:family="text">
      <style:text-properties style:font-name="Liberation Sans1" fo:font-size="32pt" style:font-name-asian="Liberation Sans1" style:font-size-asian="32pt" style:font-name-complex="Liberation Sans1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line draw:style-name="gr1" draw:text-style-name="P1" draw:layer="layout" svg:x1="0cm" svg:y1="5cm" svg:x2="28cm" svg:y2="5cm">
          <text:p/>
        </draw:line>
        <draw:line draw:style-name="gr1" draw:text-style-name="P1" draw:layer="layout" svg:x1="0cm" svg:y1="10cm" svg:x2="28cm" svg:y2="10cm">
          <text:p/>
        </draw:line>
        <draw:line draw:style-name="gr1" draw:text-style-name="P1" draw:layer="layout" svg:x1="0cm" svg:y1="15cm" svg:x2="28cm" svg:y2="15cm">
          <text:p/>
        </draw:line>
        <draw:line draw:style-name="gr1" draw:text-style-name="P1" draw:layer="layout" svg:x1="0cm" svg:y1="20cm" svg:x2="28cm" svg:y2="20cm">
          <text:p/>
        </draw:line>
        <draw:custom-shape draw:style-name="gr2" draw:text-style-name="P2" xml:id="id1" draw:id="id1" draw:layer="layout" svg:width="7cm" svg:height="2.6cm" svg:x="0.4cm" svg:y="1cm">
          <text:p text:style-name="P1"><text:span text:style-name="T1">MO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5.8cm" svg:height="2.6cm" svg:x="0.4cm" svg:y="6cm">
          <text:p text:style-name="P1"><text:span text:style-name="T1">UML Meta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3.9cm" svg:y1="3.6cm" svg:x2="3.3cm" svg:y2="6cm" draw:start-shape="id1" draw:end-shape="id2" draw:end-glue-point="0" svg:d="M3900 3600l-600 2400" svg:viewBox="0 0 601 2401">
          <text:p/>
        </draw:connector>
        <draw:custom-shape draw:style-name="gr2" draw:text-style-name="P3" xml:id="id3" draw:id="id3" draw:layer="layout" svg:width="6.4cm" svg:height="2.6cm" svg:x="0.4cm" svg:y="11.201cm">
          <text:p text:style-name="P1"><text:span text:style-name="T1">UML Class Dia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8.2cm" svg:height="2.6cm" svg:x="10.4cm" svg:y="11.2cm">
          <text:p text:style-name="P1"><text:span text:style-name="T1">UML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3.3cm" svg:y1="8.6cm" svg:x2="3.6cm" svg:y2="11.201cm" draw:start-shape="id2" draw:start-glue-point="2" draw:end-shape="id3" draw:end-glue-point="0" svg:d="M3300 8600l300 2601" svg:viewBox="0 0 301 2602">
          <text:p/>
        </draw:connector>
        <draw:connector draw:style-name="gr4" draw:text-style-name="P1" draw:layer="layout" draw:type="line" svg:x1="3.3cm" svg:y1="8.6cm" svg:x2="14.5cm" svg:y2="11.2cm" draw:start-shape="id2" draw:start-glue-point="2" draw:end-shape="id4" draw:end-glue-point="0" svg:d="M3300 8600l11200 2600" svg:viewBox="0 0 11201 2601">
          <text:p/>
        </draw:connector>
        <draw:custom-shape draw:style-name="gr2" draw:text-style-name="P2" xml:id="id5" draw:id="id5" draw:layer="layout" svg:width="5.8cm" svg:height="2.6cm" svg:x="5.6cm" svg:y="16.201cm">
          <text:p text:style-name="P1"><text:span text:style-name="T2">Java 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3.6cm" svg:y1="13.801cm" svg:x2="8.5cm" svg:y2="16.201cm" draw:start-shape="id3" draw:start-glue-point="2" draw:end-shape="id5" draw:end-glue-point="0" svg:d="M3600 13801l4900 2400" svg:viewBox="0 0 4901 2401">
          <text:p/>
        </draw:connector>
        <draw:frame draw:style-name="gr6" draw:text-style-name="P4" draw:layer="layout" svg:width="2.272cm" svg:height="1.717cm" svg:x="5.328cm" svg:y="13.4cm">
          <draw:text-box>
            <text:p text:style-name="P4"><text:span text:style-name="T3">μ</text:span><text:span text:style-name="T3">►</text:span></text:p>
          </draw:text-box>
        </draw:frame>
        <draw:connector draw:style-name="gr7" draw:text-style-name="P1" draw:layer="layout" svg:x1="10.4cm" svg:y1="12.5cm" svg:x2="6.8cm" svg:y2="12.501cm" draw:start-shape="id4" draw:start-glue-point="3" draw:end-shape="id3" svg:d="M10400 12500h-1799v1h-1801" svg:viewBox="0 0 3601 2">
          <text:p/>
        </draw:connector>
        <draw:frame draw:style-name="gr8" draw:text-style-name="P1" draw:layer="layout" svg:width="1.193cm" svg:height="0.808cm" svg:x="7.4cm" svg:y="11.492cm">
          <draw:image xlink:href="Pictures/100000000000001E00000017A8E80F76.png" xlink:type="simple" xlink:show="embed" xlink:actuate="onLoad">
            <text:p/>
          </draw:image>
        </draw:frame>
        <draw:frame draw:style-name="gr6" draw:text-style-name="P4" draw:layer="layout" svg:width="1.62cm" svg:height="1.717cm" svg:x="8.18cm" svg:y="11.1cm">
          <draw:text-box>
            <text:p text:style-name="P4"><text:span text:style-name="T3">►</text:span></text:p>
          </draw:text-box>
        </draw:frame>
        <draw:frame draw:style-name="gr6" draw:text-style-name="P4" draw:layer="layout" svg:width="2.272cm" svg:height="1.717cm" svg:x="6.8cm" svg:y="7.983cm">
          <draw:text-box>
            <text:p text:style-name="P4"><text:span text:style-name="T3">μ</text:span><text:span text:style-name="T3">►</text:span></text:p>
          </draw:text-box>
        </draw:frame>
        <draw:frame draw:style-name="gr9" draw:text-style-name="P4" draw:layer="layout" svg:width="2.123cm" svg:height="1.517cm" svg:x="1.563cm" svg:y="9.8cm">
          <draw:text-box>
            <text:p text:style-name="P4"><text:span text:style-name="T3">ε▲</text:span></text:p>
          </draw:text-box>
        </draw:frame>
        <draw:custom-shape draw:style-name="gr2" draw:text-style-name="P2" xml:id="id6" draw:id="id6" draw:layer="layout" svg:width="8.2cm" svg:height="2.6cm" svg:x="10.4cm" svg:y="6cm">
          <text:p text:style-name="P1"><text:span text:style-name="T1">ECor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4" draw:layer="layout" svg:width="2.123cm" svg:height="1.517cm" svg:x="1.6cm" svg:y="4.683cm">
          <draw:text-box>
            <text:p text:style-name="P4"><text:span text:style-name="T3">ε▲</text:span></text:p>
          </draw:text-box>
        </draw:frame>
        <draw:connector draw:style-name="gr10" draw:text-style-name="P1" draw:layer="layout" draw:type="line" svg:x1="3.9cm" svg:y1="3.6cm" svg:x2="14.5cm" svg:y2="6cm" draw:start-shape="id1" draw:start-glue-point="2" draw:end-shape="id6" draw:end-glue-point="0" svg:d="M3900 3600l10600 2400" svg:viewBox="0 0 10601 2401">
          <text:p/>
        </draw:connector>
        <draw:frame draw:style-name="gr6" draw:text-style-name="P4" draw:layer="layout" svg:width="2.272cm" svg:height="1.717cm" svg:x="7.328cm" svg:y="2.9cm">
          <draw:text-box>
            <text:p text:style-name="P4"><text:span text:style-name="T3">μ</text:span><text:span text:style-name="T3">►</text:span></text:p>
          </draw:text-box>
        </draw:frame>
        <draw:connector draw:style-name="gr10" draw:text-style-name="P1" draw:layer="layout" draw:type="line" svg:x1="6.2cm" svg:y1="7.3cm" svg:x2="10.4cm" svg:y2="7.3cm" draw:start-shape="id2" draw:start-glue-point="1" draw:end-shape="id6" draw:end-glue-point="3" svg:d="M6200 7300h4200" svg:viewBox="0 0 4201 1">
          <text:p/>
        </draw:connector>
        <draw:frame draw:style-name="gr8" draw:text-style-name="P1" draw:layer="layout" svg:width="1.193cm" svg:height="0.808cm" svg:x="7.2cm" svg:y="6.392cm">
          <draw:image xlink:href="Pictures/100000000000001E00000017A8E80F76.png" xlink:type="simple" xlink:show="embed" xlink:actuate="onLoad">
            <text:p/>
          </draw:image>
        </draw:frame>
        <draw:frame draw:style-name="gr6" draw:text-style-name="P4" draw:layer="layout" svg:width="1.62cm" svg:height="1.717cm" svg:x="8.18cm" svg:y="6cm">
          <draw:text-box>
            <text:p text:style-name="P4"><text:span text:style-name="T3">►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8T00:08:47.744657644</meta:creation-date>
    <dc:date>2016-01-16T16:47:49.968162329</dc:date>
    <meta:editing-duration>PT2H16M22S</meta:editing-duration>
    <meta:editing-cycles>13</meta:editing-cycles>
    <meta:generator>LibreOffice/4.2.8.2$Linux_X86_64 LibreOffice_project/420m0$Build-2</meta:generator>
    <meta:document-statistic meta:object-count="49"/>
  </office:meta>
</office:document-meta>
</file>